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5]-[.B2]" office:value-type="float" office:value="-0.00168954814367272" calcext:value-type="float">
            <text:p>-0.0016895481</text:p>
          </table:table-cell>
          <table:table-cell office:value-type="float" office:value="-0.00182939364554087" calcext:value-type="float">
            <text:p>-0.0018293936</text:p>
          </table:table-cell>
          <table:table-cell table:formula="of:=ABS([.D2]/[.B2])" office:value-type="float" office:value="0.360104205647143" calcext:value-type="float">
            <text:p>0.3601042056</text:p>
          </table:table-cell>
          <table:table-cell table:formula="of:=ABS(([.D2]-[.C2])/[.C2])" office:value-type="float" office:value="0.0827709481921926" calcext:value-type="float">
            <text:p>0.082770948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349099392866514" calcext:value-type="float">
            <text:p>0.0034909939</text:p>
          </table:table-cell>
          <table:table-cell table:formula="of:=[.B5]-[.B3]" office:value-type="float" office:value="-0.000100363566082241" calcext:value-type="float">
            <text:p>-0.0001003636</text:p>
          </table:table-cell>
          <table:table-cell table:style-name="ce2" office:value-type="float" office:value="-0.0000983741059931899" calcext:value-type="float">
            <text:p>-9.84E-005</text:p>
          </table:table-cell>
          <table:table-cell table:formula="of:=ABS([.D3]/[.B3])" office:value-type="float" office:value="0.0281793976166568" calcext:value-type="float">
            <text:p>0.0281793976</text:p>
          </table:table-cell>
          <table:table-cell table:formula="of:=ABS(([.D3]-[.C3])/[.C3])" office:value-type="float" office:value="0.0198225328843027" calcext:value-type="float">
            <text:p>0.0198225329</text:p>
          </table:table-cell>
          <table:table-cell office:value-type="float" office:value="0.0578" calcext:value-type="float">
            <text:p>0.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337735553363143" calcext:value-type="float">
            <text:p>0.0033773555</text:p>
          </table:table-cell>
          <table:table-cell table:formula="of:=[.B5]-[.B4]" office:value-type="float" office:value="0.0000132748289514715" calcext:value-type="float">
            <text:p>1.32748289514715E-005</text:p>
          </table:table-cell>
          <table:table-cell table:style-name="ce2" office:value-type="float" office:value="0.0000140757109289287" calcext:value-type="float">
            <text:p>1.41E-005</text:p>
          </table:table-cell>
          <table:table-cell table:formula="of:=ABS([.D4]/[.B4])" office:value-type="float" office:value="0.00416767224793597" calcext:value-type="float">
            <text:p>0.0041676722</text:p>
          </table:table-cell>
          <table:table-cell table:formula="of:=ABS(([.D4]-[.C4])/[.C4])" office:value-type="float" office:value="0.0603308698277762" calcext:value-type="float">
            <text:p>0.0603308698</text:p>
          </table:table-cell>
          <table:table-cell office:value-type="float" office:value="0.105" calcext:value-type="float">
            <text:p>0.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33906303625829" calcext:value-type="float">
            <text:p>0.003390630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2:08:09.899478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6-05-06T13:02:50.579576610</dc:date>
    <meta:editing-duration>PT12H48M10S</meta:editing-duration>
    <meta:editing-cycles>14</meta:editing-cycles>
    <meta:generator>LibreOffice/4.2.8.2$Linux_X86_64 LibreOffice_project/420m0$Build-2</meta:generator>
    <meta:document-statistic meta:table-count="1" meta:cell-count="29" meta:object-count="0"/>
  </office:meta>
</office:document-meta>
</file>